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style:font-name="Source Code Pro"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 officeooo:rsid="000ea48a"/>
    </style:style>
    <style:style style:name="T2" style:family="text">
      <style:text-properties fo:language="en" fo:country="US" officeooo:rsid="000fb63e"/>
    </style:style>
    <style:style style:name="T3" style:family="text">
      <style:text-properties officeooo:rsid="000ea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-code <text:span text:style-name="T2">d</text:span>ecompiler "<text:span text:style-name="T3">dnc</text:span>"</text:p>
      <text:p text:style-name="P1"/>
      <text:p text:style-name="P3">Application</text:p>
      <text:p text:style-name="P1">The "dnc" num-code de-compiler can be used in a situation when there is a compiled program, and you need to know the source code of this program. dnc is a fairly simple Decompiler, but it allows you to translate num code that uses TVM into nom code. To use it, call the dnc program as follows:</text:p>
      <text:p text:style-name="P1"/>
      <text:p text:style-name="P4">dnc file1.ncp file.nom</text:p>
      <text:p text:style-name="P1"/>
      <text:p text:style-name="P1">where file1.ncp is a compiled file of num code, and file2.nom is the file where the result of decompilation will be writ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30:32.628000000</meta:creation-date>
    <dc:date>2019-04-10T19:32:46.148000000</dc:date>
    <meta:editing-duration>PT2M14S</meta:editing-duration>
    <meta:editing-cycles>2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5" meta:word-count="85" meta:character-count="475" meta:non-whitespace-character-count="395"/>
  </office:meta>
</office:document-meta>
</file>